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entury Gothic" svg:font-family="'Century Gothic',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style:font-size-asian="19.25pt" style:font-size-complex="22pt"/>
    </style:style>
    <style:style style:name="P2" style:family="paragraph" style:parent-style-name="Standard">
      <style:paragraph-properties fo:text-align="center" style:justify-single-word="false"/>
      <style:text-properties fo:font-size="22pt" officeooo:rsid="000fb8ec" officeooo:paragraph-rsid="000fb8ec" style:font-size-asian="19.25pt" style:font-size-complex="22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fo:font-size="13pt" officeooo:rsid="000fb8ec" officeooo:paragraph-rsid="000fb8ec" style:font-size-asian="11.3500003814697pt" style:font-size-complex="13pt"/>
    </style:style>
    <style:style style:name="P5" style:family="paragraph" style:parent-style-name="Standard">
      <style:paragraph-properties fo:text-align="justify" style:justify-single-word="false"/>
      <style:text-properties fo:font-size="13pt" officeooo:paragraph-rsid="0017f188" style:font-size-asian="13pt" style:font-size-complex="13pt"/>
    </style:style>
    <style:style style:name="P6" style:family="paragraph" style:parent-style-name="Standard">
      <style:paragraph-properties fo:text-align="justify" style:justify-single-word="false"/>
      <style:text-properties fo:font-size="13pt" officeooo:rsid="0017f188" officeooo:paragraph-rsid="00193d73" style:font-size-asian="13pt" style:font-size-complex="13pt"/>
    </style:style>
    <style:style style:name="P7" style:family="paragraph" style:parent-style-name="Standard">
      <style:paragraph-properties fo:text-align="justify" style:justify-single-word="false"/>
      <style:text-properties fo:font-size="13pt" officeooo:rsid="0017f188" officeooo:paragraph-rsid="001b50cf" style:font-size-asian="13pt" style:font-size-complex="13pt"/>
    </style:style>
    <style:style style:name="P8" style:family="paragraph" style:parent-style-name="Standard">
      <style:paragraph-properties fo:text-align="justify" style:justify-single-word="false"/>
      <style:text-properties fo:font-size="13pt" officeooo:rsid="0017f188" officeooo:paragraph-rsid="001d8dab" style:font-size-asian="13pt" style:font-size-complex="13pt"/>
    </style:style>
    <style:style style:name="P9" style:family="paragraph" style:parent-style-name="Standard">
      <style:paragraph-properties fo:text-align="justify" style:justify-single-word="false"/>
      <style:text-properties fo:font-size="21pt" officeooo:rsid="000fb8ec" officeooo:paragraph-rsid="000fb8ec" style:font-size-asian="18.3500003814697pt" style:font-size-complex="21pt"/>
    </style:style>
    <style:style style:name="P10" style:family="paragraph" style:parent-style-name="Standard">
      <style:paragraph-properties fo:text-align="justify" style:justify-single-word="false"/>
      <style:text-properties fo:font-size="21pt" officeooo:rsid="00168ba7" officeooo:paragraph-rsid="00168ba7" style:font-size-asian="18.3500003814697pt" style:font-size-complex="21pt"/>
    </style:style>
    <style:style style:name="P11" style:family="paragraph" style:parent-style-name="Standard">
      <style:paragraph-properties fo:text-align="justify" style:justify-single-word="false"/>
      <style:text-properties fo:font-size="21pt" officeooo:rsid="0016e34c" officeooo:paragraph-rsid="0016e34c" style:font-size-asian="18.3500003814697pt" style:font-size-complex="21pt"/>
    </style:style>
    <style:style style:name="P12" style:family="paragraph" style:parent-style-name="Standard">
      <style:paragraph-properties fo:text-align="justify" style:justify-single-word="false"/>
      <style:text-properties fo:font-size="21pt" officeooo:rsid="0017f188" officeooo:paragraph-rsid="0017f188" style:font-size-asian="18.3500003814697pt" style:font-size-complex="21pt"/>
    </style:style>
    <style:style style:name="P13" style:family="paragraph" style:parent-style-name="Standard">
      <style:paragraph-properties fo:text-align="justify" style:justify-single-word="false"/>
      <style:text-properties fo:font-size="16pt" style:text-underline-style="solid" style:text-underline-width="auto" style:text-underline-color="font-color" officeooo:rsid="001cc778" officeooo:paragraph-rsid="001cc778" style:font-size-asian="14pt" style:font-size-complex="16pt"/>
    </style:style>
    <style:style style:name="T1" style:family="text">
      <style:text-properties fo:font-size="13pt" style:font-size-asian="11.3500003814697pt" style:font-size-complex="13pt"/>
    </style:style>
    <style:style style:name="T2"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1">Cifrado de datos con llaves públicas y certificados SSL</text:p>
      <text:p text:style-name="P1"/>
      <text:p text:style-name="P1"/>
      <text:p text:style-name="P1"/>
      <text:p text:style-name="P1"/>
      <text:p text:style-name="P1"/>
      <text:p text:style-name="P1"/>
      <text:p text:style-name="P2"/>
      <text:p text:style-name="P2"/>
      <text:p text:style-name="P2">Matías Sepúlveda</text:p>
      <text:p text:style-name="P2">Aseguramiento de la información y seguridad</text:p>
      <text:p text:style-name="P2"/>
      <text:p text:style-name="P2"/>
      <text:p text:style-name="P2"/>
      <text:p text:style-name="P2"/>
      <text:p text:style-name="P2"/>
      <text:p text:style-name="P2"/>
      <text:p text:style-name="P2"/>
      <text:p text:style-name="P2"/>
      <text:p text:style-name="P2"/>
      <text:p text:style-name="P2"/>
      <text:p text:style-name="P4"><text:soft-page-break/></text:p>
      <text:p text:style-name="P9">Resumen.</text:p>
      <text:p text:style-name="P9"/>
      <text:p text:style-name="P4">En este informe, se abordarán en profundidad los conceptos de cifrado de datos y certificados SSL, dos elementos fundamentales en la seguridad de la información. Comenzaremos por comprender los conceptos clave de cada uno de estos temas, para luego adentrarnos en un análisis detallado de su funcionamiento y la manera adecuada de utilizarlos. Además, se presentarán ejercicios prácticos que permitirán una comprensión más práctica y aplicada de estos conceptos.</text:p>
      <text:p text:style-name="P4"/>
      <text:p text:style-name="P4"/>
      <text:p text:style-name="P10">Introducción.</text:p>
      <text:p text:style-name="P10"/>
      <text:p text:style-name="P10"><text:span text:style-name="T1"/></text:p>
      <text:p text:style-name="P11"><text:span text:style-name="T1">En el mundo actual en el que estamos muy conectados y utilizamos la tecnología para todo, es muy importante asegurarnos de que la información que compartimos por internet está protegida. La cantidad de información que manejamos es muy grande y hay muchas personas que intentan acceder a ella sin permiso, por eso, proteger nuestros datos es una prioridad para todos, tanto individuos como empresas y gobiernos. Para esto, se utilizan herramientas como el cifrado de datos y los certificados SSL (que significa "capa de conexión segura") que nos ayudan a proteger nuestra privacidad y seguridad cuando nos comunicamos en línea.</text:span></text:p>
      <text:p text:style-name="P10"/>
      <text:p text:style-name="P12">Marco Teórico.</text:p>
      <text:p text:style-name="P12"/>
      <text:p text:style-name="P13">Cifrado de datos</text:p>
      <text:p text:style-name="P5"/>
      <text:p text:style-name="P6">El cifrado de datos es un proceso mediante el cual la información se convierte en un formato ilegible, llamado texto cifrado, utilizando algoritmos matemáticos. Este texto cifrado solo puede ser descifrado y comprendido por aquellos que posean la clave adecuada. El cifrado proporciona confidencialidad y protege la información sensible de accesos no autorizados.</text:p>
      <text:p text:style-name="P6"/>
      <text:p text:style-name="P6">Existen diferentes métodos de cifrado, como el <text:span text:style-name="T2">cifrado simétrico y el cifrado asimétrico.</text:span> En el cifrado simétrico, una clave secreta compartida se utiliza tanto para cifrar como para descifrar los datos. En cambio, en el cifrado asimétrico, se utilizan dos claves diferentes: una clave pública, que se comparte con cualquier persona que desee enviar datos cifrados, y una clave privada, que solo es conocida por el destinatario que desea descifrar los datos. </text:p>
      <text:p text:style-name="P6"/>
      <text:p text:style-name="P7">Además de proporcionar confidencialidad, el cifrado también se utiliza para garantizar la integridad y autenticidad de los datos. El proceso de cifrado de datos implica tres pasos principales: la entrada de datos, la aplicación del algoritmo de cifrado y la salida del texto <text:soft-page-break/>cifrado. En el <text:span text:style-name="T2">cifrado simétrico</text:span>, tanto el remitente como el receptor deben tener acceso a la misma clave secreta para descifrar los datos. En el <text:span text:style-name="T2">cifrado asimétrico</text:span>, la clave pública se utiliza para cifrar los datos y la clave privada se utiliza para descifrarlos.</text:p>
      <text:p text:style-name="P7"/>
      <text:p text:style-name="P7"><text:s/></text:p>
      <text:p text:style-name="P7"/>
      <text:p text:style-name="P13">Certificados SSL</text:p>
      <text:p text:style-name="P6"/>
      <text:p text:style-name="P8">Los certificados SSL (Secure Sockets Layer) son muy importantes para la seguridad en Internet. Se usan para crear una conexión segura entre un sitio web y un navegador web. Esto ayuda a proteger la información que se envía a través de la red. </text:p>
      <text:p text:style-name="P8"/>
      <text:p text:style-name="P8">Básicamente, un certificado SSL es un archivo que contiene información sobre un sitio web y las claves necesarias para crear una conexión segura. Estos certificados son emitidos por empresas confiables que verifican que el sitio web es auténtico y seguro. </text:p>
      <text:p text:style-name="P8"/>
      <text:p text:style-name="P8">Cuando alguien visita un sitio web protegido con SSL, el navegador verifica que el certificado SSL sea válido y establece una conexión segura con el servidor. Esto asegura que los datos que se envían entre el navegador y el servidor estén protegidos y no puedan ser leídos o modificados por personas maliciosas.</text:p>
      <text:p text:style-name="P6"/>
      <text:p text:style-name="P6"/>
      <text:p text:style-name="P6">Los certificados digitales son como documentos especiales que son creados por empresas de confianza llamadas Autoridades de Certificación (AC). Estas empresas se encargan de asegurarse de que las personas o compañías que participan en transacciones en línea son realmente quienes dicen ser. Emiten estos certificados para confirmar la identidad de las partes involucradas.</text:p>
      <text:p text:style-name="P6"/>
      <text:p text:style-name="P6">El proceso de obtener un certificado generalmente sigue estos pasos:</text:p>
      <text:p text:style-name="P6"/>
      <text:p text:style-name="P6">Solicitud: La persona o compañía que lo necesita llena una solicitud con información sobre su identidad, como el nombre del sitio web o el nombre de la organización.</text:p>
      <text:p text:style-name="P6"/>
      <text:p text:style-name="P6">Verificación de identidad: La Autoridad de Certificación verifica la identidad del solicitante utilizando diferentes métodos, como comprobar que sea el dueño del sitio web o confirmar la existencia de la organización. Este proceso puede ser diferente dependiendo del tipo de certificado y las reglas de la Autoridad de Certificación.</text:p>
      <text:p text:style-name="P6"/>
      <text:p text:style-name="P6">Creación del certificado: Una vez que se confirma la identidad del solicitante, la Autoridad de Certificación crea el certificado digital. Este certificado contiene información como la clave pública del solicitante, el nombre de la entidad, la fecha de vencimiento, un número de serie y la firma digital de la Autoridad de Certificación.</text:p>
      <text:p text:style-name="P6"/>
      <text:p text:style-name="P6"><text:soft-page-break/>Instalación y uso: El certificado se instala en el servidor web correspondiente. Cuando una persona visita el sitio web, el navegador verifica si el certificado es auténtico y válido. Si todo está bien, se establece una conexión segura utilizando el protocolo SSL/TLS.</text:p>
      <text:p text:style-name="P6"/>
      <text:p text:style-name="P6">Existen diferentes tipos de certificados digitales, como:</text:p>
      <text:p text:style-name="P6"/>
      <text:p text:style-name="P6">Certificados de Validación Extendida (EV): Son los que brindan el nivel más alto de autenticación y confianza. Cuando se ven en el navegador, la barra de direcciones se pone en color verde y se muestra el nombre de la organización certificada.</text:p>
      <text:p text:style-name="P6"/>
      <text:p text:style-name="P6">Certificados de Validación de Organización (OV): Verifican que la organización sea auténtica y muestran el nombre de la organización en el certificado.</text:p>
      <text:p text:style-name="P6"/>
      <text:p text:style-name="P6">Certificados de Validación de Dominio (DV): Verifican que se sea el propietario del dominio y son más rápidos y fáciles de obtener. No muestran información adicional sobre la organización en el certific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entury Gothic" svg:font-family="'Century Gothic',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8T19:28:55.817000000</meta:creation-date>
    <dc:date>2023-05-08T20:59:43.896000000</dc:date>
    <meta:editing-duration>PT3M38S</meta:editing-duration>
    <meta:editing-cycles>1</meta:editing-cycles>
    <meta:document-statistic meta:table-count="0" meta:image-count="0" meta:object-count="0" meta:page-count="4" meta:paragraph-count="27" meta:word-count="878" meta:character-count="5641" meta:non-whitespace-character-count="4785"/>
    <meta:generator>LibreOffice/7.5.1.2$Windows_X86_64 LibreOffice_project/fcbaee479e84c6cd81291587d2ee68cba099e129</meta:generator>
  </office:meta>
</office:document-meta>
</file>